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798cm"/>
    </style:style>
    <style:style style:name="gr2" style:family="graphic" style:parent-style-name="standard">
      <style:graphic-properties draw:stroke="dash" draw:stroke-dash="Fine_20_Dashed" svg:stroke-color="#000000" draw:textarea-horizontal-align="justify" draw:textarea-vertical-align="middle" draw:auto-grow-height="false" fo:min-height="0.219cm" fo:min-width="1.753cm"/>
    </style:style>
    <style:style style:name="gr3" style:family="graphic" style:parent-style-name="standard">
      <style:graphic-properties draw:stroke="dash" draw:stroke-dash="Fine_20_Dashed" svg:stroke-color="#000000" draw:textarea-horizontal-align="justify" draw:textarea-vertical-align="middle" draw:auto-grow-height="false" fo:min-height="0.258cm" fo:min-width="2.04cm"/>
    </style:style>
    <style:style style:name="gr4" style:family="graphic" style:parent-style-name="standard">
      <style:graphic-properties draw:textarea-horizontal-align="justify" draw:textarea-vertical-align="middle" draw:auto-grow-height="false" fo:min-height="0.256cm" fo:min-width="0.548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0.262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1.258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top" fo:min-height="1.27cm" fo:padding-top="0cm" fo:padding-bottom="0cm" fo:padding-left="0cm" fo:padding-right="0cm"/>
    </style:style>
    <style:style style:name="gr9" style:family="graphic" style:parent-style-name="objectwithoutfill">
      <style:graphic-properties svg:stroke-color="#000000" draw:marker-end="Symmetric_20_Arrow" draw:marker-end-width="0.20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fo:min-height="1.508cm" fo:padding-top="0cm" fo:padding-bottom="0cm" fo:padding-left="0cm" fo:padding-right="0cm"/>
    </style:style>
    <style:style style:name="gr11" style:family="graphic" style:parent-style-name="objectwithoutfill">
      <style:graphic-properties svg:stroke-width="0cm" svg:stroke-color="#000000" draw:marker-start-width="0.203cm" draw:marker-end="Symmetric_20_Arrow" draw:marker-end-width="0.127cm" draw:fill="none" draw:textarea-vertical-align="middle" fo:padding-top="0.1cm" fo:padding-bottom="0.1cm" fo:padding-left="0.225cm" fo:padding-right="0.225cm"/>
    </style:style>
    <style:style style:name="gr12" style:family="graphic" style:parent-style-name="standard">
      <style:graphic-properties draw:stroke="dash" draw:stroke-dash="Fine_20_Dashed" svg:stroke-width="0cm" svg:stroke-color="#000000" draw:marker-start-width="0.203cm" draw:marker-end-width="0.127cm" draw:textarea-horizontal-align="right" draw:textarea-vertical-align="bottom" draw:auto-grow-height="false" fo:min-height="5.334cm" fo:min-width="9.042cm" fo:padding-top="0cm" fo:padding-bottom="0cm" fo:padding-left="0cm" fo:padding-right="0.102cm"/>
    </style:style>
    <style:style style:name="gr13" style:family="graphic" style:parent-style-name="standard">
      <style:graphic-properties draw:stroke="dash" draw:stroke-dash="Fine_20_Dashed" svg:stroke-width="0cm" svg:stroke-color="#000000" draw:marker-start-width="0.203cm" draw:marker-end-width="0.127cm" draw:textarea-horizontal-align="right" draw:textarea-vertical-align="bottom" draw:auto-grow-height="false" fo:min-height="4.572cm" fo:min-width="9.042cm" fo:padding-top="0cm" fo:padding-bottom="0cm" fo:padding-left="0cm" fo:padding-right="0.102cm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0.262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fo:min-height="1.016cm" fo:padding-top="0cm" fo:padding-bottom="0cm" fo:padding-left="0cm" fo:padding-right="0cm"/>
    </style:style>
    <style:style style:name="gr16" style:family="graphic" style:parent-style-name="objectwithoutfill">
      <style:graphic-properties svg:stroke-width="0cm" svg:stroke-color="#000000" draw:marker-start-width="0.203cm" draw:marker-end="" draw:marker-end-width="0.127cm" draw:fill="none" draw:textarea-vertical-align="middle" fo:padding-top="0.1cm" fo:padding-bottom="0.1cm" fo:padding-left="0.225cm" fo:padding-right="0.225cm"/>
    </style:style>
    <style:style style:name="gr17" style:family="graphic" style:parent-style-name="objectwithoutfill">
      <style:graphic-properties svg:stroke-color="#000000" draw:marker-start="Circle" draw:marker-start-width="0.152cm" draw:marker-start-center="true" draw:marker-end="" draw:marker-end-center="true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text-align="start"/>
      <style:text-properties fo:font-size="24pt" style:font-size-asian="18pt" style:font-size-complex="18pt"/>
    </style:style>
    <style:style style:name="P5" style:family="paragraph">
      <style:paragraph-properties fo:text-align="center"/>
      <style:text-properties fo:font-size="10pt" style:font-size-asian="18pt" style:font-size-complex="18pt"/>
    </style:style>
    <style:style style:name="P6" style:family="paragraph">
      <style:paragraph-properties fo:text-align="center"/>
      <style:text-properties fo:font-size="18pt" fo:language="zxx" fo:country="none" fo:font-weight="bold" style:font-size-asian="18pt" style:language-asian="zxx" style:country-asian="none" style:font-size-complex="18pt" style:language-complex="zxx" style:country-complex="none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size="10pt" fo:language="zxx" fo:country="none" style:font-size-asian="18pt" style:language-asian="zxx" style:country-asian="none" style:font-size-complex="18pt" style:language-complex="zxx" style:country-complex="none"/>
    </style:style>
    <style:style style:name="P10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end"/>
    </style:style>
    <style:style style:name="P13" style:family="paragraph">
      <style:paragraph-properties fo:text-align="center"/>
      <style:text-properties fo:font-size="10pt" fo:font-weight="bold" style:font-size-asian="18pt" style:font-size-complex="18pt"/>
    </style:style>
    <style:style style:name="P14" style:family="paragraph">
      <loext:graphic-properties draw:fill="none" draw:fill-color="#ffffff"/>
      <style:paragraph-properties fo:text-align="center"/>
      <style:text-properties fo:font-size="10pt" fo:font-weight="bold" style:font-size-asian="18pt" style:font-size-complex="18pt"/>
    </style:style>
    <style:style style:name="T1" style:family="text">
      <style:text-properties fo:font-size="18pt" style:font-size-asian="14pt" style:font-size-complex="14pt"/>
    </style:style>
    <style:style style:name="T2" style:family="text">
      <style:text-properties fo:font-size="15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4" draw:layer="layout" svg:width="8.89cm" svg:height="3.048cm" svg:x="6.334cm" svg:y="1.254cm">
          <draw:text-box>
            <text:p text:style-name="P1"><text:span text:style-name="T1">Pong sprites</text:span></text:p>
            <text:p text:style-name="P2"><text:span text:style-name="T2">Ball : X,Y location registers</text:span></text:p>
            <text:p text:style-name="P3"><text:span text:style-name="T3">Left Paddle <text:s text:c="2"/>: Y register</text:span></text:p>
            <text:p text:style-name="P2"><text:span text:style-name="T2">Right Paddle : Y register</text:span></text:p>
          </draw:text-box>
        </draw:frame>
        <draw:custom-shape draw:style-name="gr2" draw:text-style-name="P5" draw:layer="layout" svg:width="2.253cm" svg:height="0.469cm" svg:x="2.016cm" svg:y="5.826cm">
          <text:p text:style-name="P1"><text:span text:style-name="T4">RegData (in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4cm" svg:height="0.508cm" svg:x="17.002cm" svg:y="5.318cm">
          <text:p text:style-name="P1"><text:span text:style-name="T4">BS_on (output)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6" draw:layer="layout" svg:width="1.524cm" svg:height="0.736cm" draw:transform="rotate (1.5707963267949) translate (9.636cm 6.334cm)">
            <draw:glue-point draw:id="8" svg:x="-5cm" svg:y="2.5cm"/>
            <draw:glue-point draw:id="9" svg:x="-5cm" svg:y="-2.5cm"/>
            <text:p text:style-name="P1"/>
            <draw:enhanced-geometry svg:viewBox="0 0 21600 21600" draw:glue-points="?f6 10800 10800 21600 ?f5 10800 10800 0" draw:text-areas="?f3 ?f3 ?f4 ?f4" draw:type="trapezoid" draw:modifiers="2918.408395277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5" draw:text-style-name="P8" draw:layer="layout" svg:width="0.736cm" svg:height="0.962cm" svg:x="9.662cm" svg:y="5.118cm">
            <draw:text-box>
              <text:p text:style-name="P7"><text:span text:style-name="T5">-</text:span></text:p>
            </draw:text-box>
          </draw:frame>
        </draw:g>
        <draw:custom-shape draw:style-name="gr6" draw:text-style-name="P9" draw:layer="layout" svg:width="0.762cm" svg:height="1.27cm" svg:x="6.842cm" svg:y="5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758cm" svg:height="1.524cm" svg:x="11.942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0.762cm" svg:height="1.27cm" svg:x="6.842cm" svg:y="5.826cm">
          <draw:text-box>
            <text:p text:style-name="P5"><text:span text:style-name="T4">x</text:span></text:p>
            <text:p text:style-name="P5"><text:span text:style-name="T4">loc</text:span></text:p>
          </draw:text-box>
        </draw:frame>
        <draw:line draw:style-name="gr9" draw:text-style-name="P11" draw:layer="layout" svg:x1="7.604cm" svg:y1="6.08cm" svg:x2="9.636cm" svg:y2="6.08cm">
          <text:p/>
        </draw:line>
        <draw:line draw:style-name="gr9" draw:text-style-name="P11" draw:layer="layout" svg:x1="10.391cm" svg:y1="5.572cm" svg:x2="11.915cm" svg:y2="5.572cm">
          <text:p/>
        </draw:line>
        <draw:line draw:style-name="gr9" draw:text-style-name="P11" draw:layer="layout" svg:x1="7.591cm" svg:y1="6.08cm" svg:x2="9.623cm" svg:y2="6.08cm">
          <text:p/>
        </draw:line>
        <draw:frame draw:style-name="gr10" draw:text-style-name="P10" draw:layer="layout" svg:width="1.778cm" svg:height="1.524cm" svg:x="11.922cm" svg:y="4.81cm">
          <draw:text-box>
            <text:p text:style-name="P5"><text:span text:style-name="T4">X-Ball loc</text:span></text:p>
            <text:p text:style-name="P5"><text:span text:style-name="T4">valid</text:span></text:p>
            <text:p text:style-name="P5"><text:span text:style-name="T4">compare</text:span></text:p>
            <text:p text:style-name="P5"><text:span text:style-name="T4">#BXSIZE</text:span></text:p>
          </draw:text-box>
        </draw:frame>
        <draw:line draw:style-name="gr9" draw:text-style-name="P11" draw:layer="layout" svg:x1="4.302cm" svg:y1="6.08cm" svg:x2="6.842cm" svg:y2="6.08cm">
          <text:p/>
        </draw:line>
        <draw:line draw:style-name="gr9" draw:text-style-name="P11" draw:layer="layout" svg:x1="4.302cm" svg:y1="5.064cm" svg:x2="9.636cm" svg:y2="5.064cm">
          <text:p/>
        </draw:line>
        <draw:line draw:style-name="gr11" draw:text-style-name="P11" draw:layer="layout" svg:x1="4.302cm" svg:y1="6.842cm" svg:x2="6.842cm" svg:y2="6.842cm">
          <text:p/>
        </draw:line>
        <draw:line draw:style-name="gr11" draw:text-style-name="P11" draw:layer="layout" svg:x1="15.478cm" svg:y1="5.572cm" svg:x2="17.002cm" svg:y2="5.572cm">
          <text:p/>
        </draw:line>
        <draw:line draw:style-name="gr11" draw:text-style-name="P11" draw:layer="layout" svg:x1="13.954cm" svg:y1="5.826cm" svg:x2="14.716cm" svg:y2="5.826cm">
          <text:p/>
        </draw:line>
        <draw:line draw:style-name="gr11" draw:text-style-name="P11" draw:layer="layout" svg:x1="13.7cm" svg:y1="5.572cm" svg:x2="14.716cm" svg:y2="5.572cm">
          <text:p/>
        </draw:line>
        <draw:g>
          <draw:custom-shape draw:style-name="gr4" draw:text-style-name="P6" draw:layer="layout" svg:width="1.524cm" svg:height="0.736cm" draw:transform="rotate (1.5707963267949) translate (9.636cm 8.874cm)">
            <draw:glue-point draw:id="8" svg:x="-5cm" svg:y="2.5cm"/>
            <draw:glue-point draw:id="9" svg:x="-5cm" svg:y="-2.5cm"/>
            <text:p/>
            <draw:enhanced-geometry svg:viewBox="0 0 21600 21600" draw:glue-points="?f6 10800 10800 21600 ?f5 10800 10800 0" draw:text-areas="?f3 ?f3 ?f4 ?f4" draw:type="trapezoid" draw:modifiers="2918.408395277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5" draw:text-style-name="P8" draw:layer="layout" svg:width="0.736cm" svg:height="0.962cm" svg:x="9.662cm" svg:y="7.658cm">
            <draw:text-box>
              <text:p text:style-name="P7"><text:span text:style-name="T5">-</text:span></text:p>
            </draw:text-box>
          </draw:frame>
        </draw:g>
        <draw:custom-shape draw:style-name="gr6" draw:text-style-name="P9" draw:layer="layout" svg:width="0.762cm" svg:height="1.27cm" svg:x="6.842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758cm" svg:height="1.524cm" svg:x="11.942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0.762cm" svg:height="1.27cm" svg:x="6.842cm" svg:y="8.366cm">
          <draw:text-box>
            <text:p text:style-name="P5"><text:span text:style-name="T4">y</text:span></text:p>
            <text:p text:style-name="P5"><text:span text:style-name="T4">loc</text:span></text:p>
          </draw:text-box>
        </draw:frame>
        <draw:line draw:style-name="gr9" draw:text-style-name="P11" draw:layer="layout" svg:x1="7.604cm" svg:y1="8.62cm" svg:x2="9.636cm" svg:y2="8.62cm">
          <text:p/>
        </draw:line>
        <draw:line draw:style-name="gr9" draw:text-style-name="P11" draw:layer="layout" svg:x1="10.391cm" svg:y1="8.108cm" svg:x2="11.915cm" svg:y2="8.116cm">
          <text:p/>
        </draw:line>
        <draw:line draw:style-name="gr9" draw:text-style-name="P11" draw:layer="layout" svg:x1="7.591cm" svg:y1="8.62cm" svg:x2="9.623cm" svg:y2="8.62cm">
          <text:p/>
        </draw:line>
        <draw:frame draw:style-name="gr10" draw:text-style-name="P10" draw:layer="layout" svg:width="1.778cm" svg:height="1.524cm" svg:x="11.922cm" svg:y="7.35cm">
          <draw:text-box>
            <text:p text:style-name="P5"><text:span text:style-name="T4">Y-Ball loc</text:span></text:p>
            <text:p text:style-name="P5"><text:span text:style-name="T4">valid</text:span></text:p>
            <text:p text:style-name="P5"><text:span text:style-name="T4">compare</text:span></text:p>
            <text:p text:style-name="P5"><text:span text:style-name="T4">#BYSIZE</text:span></text:p>
          </draw:text-box>
        </draw:frame>
        <draw:line draw:style-name="gr9" draw:text-style-name="P11" draw:layer="layout" svg:x1="4.302cm" svg:y1="7.604cm" svg:x2="9.636cm" svg:y2="7.604cm">
          <text:p/>
        </draw:line>
        <draw:line draw:style-name="gr11" draw:text-style-name="P11" draw:layer="layout" svg:x1="4.302cm" svg:y1="9.382cm" svg:x2="6.842cm" svg:y2="9.382cm">
          <text:p/>
        </draw:line>
        <draw:custom-shape draw:style-name="gr12" draw:text-style-name="P12" draw:layer="layout" svg:width="9.144cm" svg:height="5.334cm" svg:x="6.588cm" svg:y="4.556cm">
          <text:p text:style-name="P12">Ball sprite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758cm" svg:height="1.524cm" svg:x="11.942cm" svg:y="10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1" draw:layer="layout" svg:x1="9.128cm" svg:y1="11.16cm" svg:x2="11.915cm" svg:y2="11.164cm">
          <text:p/>
        </draw:line>
        <draw:frame draw:style-name="gr10" draw:text-style-name="P10" draw:layer="layout" svg:width="1.778cm" svg:height="1.524cm" svg:x="11.922cm" svg:y="10.398cm">
          <draw:text-box>
            <text:p text:style-name="P5"><text:span text:style-name="T4">X-pad loc</text:span></text:p>
            <text:p text:style-name="P5"><text:span text:style-name="T4">valid</text:span></text:p>
            <text:p text:style-name="P5"><text:span text:style-name="T4">compare</text:span></text:p>
            <text:p text:style-name="P5"><text:span text:style-name="T4">#XPSIZE</text:span></text:p>
          </draw:text-box>
        </draw:frame>
        <draw:g>
          <draw:custom-shape draw:style-name="gr4" draw:text-style-name="P6" draw:layer="layout" svg:width="1.524cm" svg:height="0.736cm" draw:transform="rotate (1.5707963267949) translate (9.636cm 13.7cm)">
            <draw:glue-point draw:id="8" svg:x="-5cm" svg:y="2.5cm"/>
            <draw:glue-point draw:id="9" svg:x="-5cm" svg:y="-2.5cm"/>
            <text:p/>
            <draw:enhanced-geometry svg:viewBox="0 0 21600 21600" draw:glue-points="?f6 10800 10800 21600 ?f5 10800 10800 0" draw:text-areas="?f3 ?f3 ?f4 ?f4" draw:type="trapezoid" draw:modifiers="2918.408395277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5" draw:text-style-name="P8" draw:layer="layout" svg:width="0.736cm" svg:height="0.962cm" svg:x="9.662cm" svg:y="12.484cm">
            <draw:text-box>
              <text:p text:style-name="P7"><text:span text:style-name="T5">-</text:span></text:p>
            </draw:text-box>
          </draw:frame>
        </draw:g>
        <draw:custom-shape draw:style-name="gr6" draw:text-style-name="P9" draw:layer="layout" svg:width="0.762cm" svg:height="1.27cm" svg:x="6.842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758cm" svg:height="1.524cm" svg:x="11.942cm" svg:y="12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0.762cm" svg:height="1.27cm" svg:x="6.842cm" svg:y="13.192cm">
          <draw:text-box>
            <text:p text:style-name="P5"><text:span text:style-name="T4">y</text:span></text:p>
            <text:p text:style-name="P5"><text:span text:style-name="T4">loc</text:span></text:p>
          </draw:text-box>
        </draw:frame>
        <draw:line draw:style-name="gr9" draw:text-style-name="P11" draw:layer="layout" svg:x1="7.604cm" svg:y1="13.446cm" svg:x2="9.636cm" svg:y2="13.446cm">
          <text:p/>
        </draw:line>
        <draw:line draw:style-name="gr9" draw:text-style-name="P11" draw:layer="layout" svg:x1="10.391cm" svg:y1="12.934cm" svg:x2="11.915cm" svg:y2="12.942cm">
          <text:p/>
        </draw:line>
        <draw:line draw:style-name="gr9" draw:text-style-name="P11" draw:layer="layout" svg:x1="7.591cm" svg:y1="13.446cm" svg:x2="9.623cm" svg:y2="13.446cm">
          <text:p/>
        </draw:line>
        <draw:frame draw:style-name="gr10" draw:text-style-name="P10" draw:layer="layout" svg:width="1.778cm" svg:height="1.524cm" svg:x="11.922cm" svg:y="12.176cm">
          <draw:text-box>
            <text:p text:style-name="P5"><text:span text:style-name="T4">Y-pad loc</text:span></text:p>
            <text:p text:style-name="P5"><text:span text:style-name="T4">valid</text:span></text:p>
            <text:p text:style-name="P5"><text:span text:style-name="T4">compare</text:span></text:p>
            <text:p text:style-name="P5"><text:span text:style-name="T4">#YPSIZE</text:span></text:p>
          </draw:text-box>
        </draw:frame>
        <draw:line draw:style-name="gr9" draw:text-style-name="P11" draw:layer="layout" svg:x1="8.861cm" svg:y1="12.424cm" svg:x2="9.636cm" svg:y2="12.43cm">
          <text:p/>
        </draw:line>
        <draw:line draw:style-name="gr11" draw:text-style-name="P11" draw:layer="layout" svg:x1="4.302cm" svg:y1="14.208cm" svg:x2="6.842cm" svg:y2="14.208cm">
          <text:p/>
        </draw:line>
        <draw:custom-shape draw:style-name="gr13" draw:text-style-name="P12" draw:layer="layout" svg:width="9.144cm" svg:height="4.572cm" svg:x="6.588cm" svg:y="10.144cm">
          <text:p text:style-name="P12">Paddle sprite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9" draw:layer="layout" svg:width="0.762cm" svg:height="1.016cm" svg:x="14.716cm" svg:y="5.0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4" draw:layer="layout" svg:width="0.672cm" svg:height="1.016cm" svg:x="14.716cm" svg:y="5.064cm">
            <draw:text-box draw:corner-radius="0.508cm">
              <text:p text:style-name="P13"><text:span text:style-name="T6">&amp;</text:span></text:p>
            </draw:text-box>
          </draw:frame>
        </draw:g>
        <draw:line draw:style-name="gr16" draw:text-style-name="P11" draw:layer="layout" svg:x1="13.954cm" svg:y1="8.112cm" svg:x2="13.954cm" svg:y2="5.826cm">
          <text:p/>
        </draw:line>
        <draw:line draw:style-name="gr16" draw:text-style-name="P11" draw:layer="layout" svg:x1="13.7cm" svg:y1="8.112cm" svg:x2="13.954cm" svg:y2="8.112cm">
          <text:p/>
        </draw:line>
        <draw:line draw:style-name="gr11" draw:text-style-name="P11" draw:layer="layout" svg:x1="13.954cm" svg:y1="11.414cm" svg:x2="14.716cm" svg:y2="11.414cm">
          <text:p/>
        </draw:line>
        <draw:line draw:style-name="gr11" draw:text-style-name="P11" draw:layer="layout" svg:x1="13.7cm" svg:y1="11.16cm" svg:x2="14.716cm" svg:y2="11.16cm">
          <text:p/>
        </draw:line>
        <draw:g>
          <draw:custom-shape draw:style-name="gr14" draw:text-style-name="P9" draw:layer="layout" svg:width="0.762cm" svg:height="1.016cm" svg:x="14.716cm" svg:y="10.6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4" draw:layer="layout" svg:width="0.672cm" svg:height="1.016cm" svg:x="14.716cm" svg:y="10.652cm">
            <draw:text-box draw:corner-radius="0.508cm">
              <text:p text:style-name="P13"><text:span text:style-name="T6">&amp;</text:span></text:p>
            </draw:text-box>
          </draw:frame>
        </draw:g>
        <draw:line draw:style-name="gr16" draw:text-style-name="P11" draw:layer="layout" svg:x1="13.954cm" svg:y1="12.938cm" svg:x2="13.954cm" svg:y2="11.414cm">
          <text:p/>
        </draw:line>
        <draw:line draw:style-name="gr16" draw:text-style-name="P11" draw:layer="layout" svg:x1="13.7cm" svg:y1="12.938cm" svg:x2="13.954cm" svg:y2="12.938cm">
          <text:p/>
        </draw:line>
        <draw:custom-shape draw:style-name="gr3" draw:text-style-name="P5" draw:layer="layout" svg:width="2.54cm" svg:height="0.508cm" svg:x="17.002cm" svg:y="10.906cm">
          <text:p text:style-name="P1"><text:span text:style-name="T4">LP_on (output)</text:span>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15.478cm" svg:y1="11.16cm" svg:x2="17.002cm" svg:y2="11.16cm">
          <text:p/>
        </draw:line>
        <draw:custom-shape draw:style-name="gr7" draw:text-style-name="P9" draw:layer="layout" svg:width="1.758cm" svg:height="1.524cm" svg:x="11.942cm" svg:y="15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1" draw:layer="layout" svg:x1="9.128cm" svg:y1="15.986cm" svg:x2="11.915cm" svg:y2="15.99cm">
          <text:p/>
        </draw:line>
        <draw:frame draw:style-name="gr10" draw:text-style-name="P10" draw:layer="layout" svg:width="1.778cm" svg:height="1.524cm" svg:x="11.922cm" svg:y="15.224cm">
          <draw:text-box>
            <text:p text:style-name="P5"><text:span text:style-name="T4">X-pad loc</text:span></text:p>
            <text:p text:style-name="P5"><text:span text:style-name="T4">valid</text:span></text:p>
            <text:p text:style-name="P5"><text:span text:style-name="T4">compare</text:span></text:p>
            <text:p text:style-name="P5"><text:span text:style-name="T4">#XPSIZE</text:span></text:p>
          </draw:text-box>
        </draw:frame>
        <draw:g>
          <draw:custom-shape draw:style-name="gr4" draw:text-style-name="P6" draw:layer="layout" svg:width="1.524cm" svg:height="0.736cm" draw:transform="rotate (1.5707963267949) translate (9.636cm 18.526cm)">
            <draw:glue-point draw:id="8" svg:x="-5cm" svg:y="2.5cm"/>
            <draw:glue-point draw:id="9" svg:x="-5cm" svg:y="-2.5cm"/>
            <text:p/>
            <draw:enhanced-geometry svg:viewBox="0 0 21600 21600" draw:glue-points="?f6 10800 10800 21600 ?f5 10800 10800 0" draw:text-areas="?f3 ?f3 ?f4 ?f4" draw:type="trapezoid" draw:modifiers="2918.408395277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5" draw:text-style-name="P8" draw:layer="layout" svg:width="0.736cm" svg:height="0.962cm" svg:x="9.662cm" svg:y="17.31cm">
            <draw:text-box>
              <text:p text:style-name="P7"><text:span text:style-name="T5">-</text:span></text:p>
            </draw:text-box>
          </draw:frame>
        </draw:g>
        <draw:custom-shape draw:style-name="gr6" draw:text-style-name="P9" draw:layer="layout" svg:width="0.762cm" svg:height="1.27cm" svg:x="6.842cm" svg:y="18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758cm" svg:height="1.524cm" svg:x="11.942cm" svg:y="17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0.762cm" svg:height="1.27cm" svg:x="6.842cm" svg:y="18.018cm">
          <draw:text-box>
            <text:p text:style-name="P5"><text:span text:style-name="T4">y</text:span></text:p>
            <text:p text:style-name="P5"><text:span text:style-name="T4">loc</text:span></text:p>
          </draw:text-box>
        </draw:frame>
        <draw:line draw:style-name="gr9" draw:text-style-name="P11" draw:layer="layout" svg:x1="7.604cm" svg:y1="18.272cm" svg:x2="9.636cm" svg:y2="18.272cm">
          <text:p/>
        </draw:line>
        <draw:line draw:style-name="gr9" draw:text-style-name="P11" draw:layer="layout" svg:x1="10.391cm" svg:y1="17.76cm" svg:x2="11.915cm" svg:y2="17.768cm">
          <text:p/>
        </draw:line>
        <draw:line draw:style-name="gr9" draw:text-style-name="P11" draw:layer="layout" svg:x1="7.591cm" svg:y1="18.272cm" svg:x2="9.623cm" svg:y2="18.272cm">
          <text:p/>
        </draw:line>
        <draw:frame draw:style-name="gr10" draw:text-style-name="P10" draw:layer="layout" svg:width="1.778cm" svg:height="1.524cm" svg:x="11.922cm" svg:y="17.002cm">
          <draw:text-box>
            <text:p text:style-name="P5"><text:span text:style-name="T4">Y-pad loc</text:span></text:p>
            <text:p text:style-name="P5"><text:span text:style-name="T4">valid</text:span></text:p>
            <text:p text:style-name="P5"><text:span text:style-name="T4">compare</text:span></text:p>
            <text:p text:style-name="P5"><text:span text:style-name="T4">#YPSIZE</text:span></text:p>
          </draw:text-box>
        </draw:frame>
        <draw:line draw:style-name="gr9" draw:text-style-name="P11" draw:layer="layout" svg:x1="8.861cm" svg:y1="17.25cm" svg:x2="9.636cm" svg:y2="17.256cm">
          <text:p/>
        </draw:line>
        <draw:line draw:style-name="gr11" draw:text-style-name="P11" draw:layer="layout" svg:x1="4.302cm" svg:y1="19.034cm" svg:x2="6.842cm" svg:y2="19.034cm">
          <text:p/>
        </draw:line>
        <draw:custom-shape draw:style-name="gr13" draw:text-style-name="P12" draw:layer="layout" svg:width="9.144cm" svg:height="4.572cm" svg:x="6.588cm" svg:y="14.97cm">
          <text:p text:style-name="P12">Paddle sprite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13.954cm" svg:y1="16.24cm" svg:x2="14.716cm" svg:y2="16.24cm">
          <text:p/>
        </draw:line>
        <draw:line draw:style-name="gr11" draw:text-style-name="P11" draw:layer="layout" svg:x1="13.7cm" svg:y1="15.986cm" svg:x2="14.716cm" svg:y2="15.986cm">
          <text:p/>
        </draw:line>
        <draw:g>
          <draw:custom-shape draw:style-name="gr14" draw:text-style-name="P9" draw:layer="layout" svg:width="0.762cm" svg:height="1.016cm" svg:x="14.716cm" svg:y="15.4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4" draw:layer="layout" svg:width="0.672cm" svg:height="1.016cm" svg:x="14.716cm" svg:y="15.478cm">
            <draw:text-box draw:corner-radius="0.508cm">
              <text:p text:style-name="P13"><text:span text:style-name="T6">&amp;</text:span></text:p>
            </draw:text-box>
          </draw:frame>
        </draw:g>
        <draw:line draw:style-name="gr16" draw:text-style-name="P11" draw:layer="layout" svg:x1="13.954cm" svg:y1="17.764cm" svg:x2="13.954cm" svg:y2="16.24cm">
          <text:p/>
        </draw:line>
        <draw:line draw:style-name="gr16" draw:text-style-name="P11" draw:layer="layout" svg:x1="13.7cm" svg:y1="17.764cm" svg:x2="13.954cm" svg:y2="17.764cm">
          <text:p/>
        </draw:line>
        <draw:custom-shape draw:style-name="gr3" draw:text-style-name="P5" draw:layer="layout" svg:width="2.54cm" svg:height="0.508cm" svg:x="17.002cm" svg:y="15.732cm">
          <text:p text:style-name="P1"><text:span text:style-name="T4">RP_on (output)</text:span>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15.478cm" svg:y1="15.986cm" svg:x2="17.002cm" svg:y2="15.986cm">
          <text:p/>
        </draw:line>
        <draw:line draw:style-name="gr9" draw:text-style-name="P11" draw:layer="layout" svg:x1="6.08cm" svg:y1="8.62cm" svg:x2="6.842cm" svg:y2="8.62cm">
          <text:p/>
        </draw:line>
        <draw:line draw:style-name="gr9" draw:text-style-name="P11" draw:layer="layout" svg:x1="6.08cm" svg:y1="13.446cm" svg:x2="6.842cm" svg:y2="13.446cm">
          <text:p/>
        </draw:line>
        <draw:line draw:style-name="gr9" draw:text-style-name="P11" draw:layer="layout" svg:x1="6.08cm" svg:y1="18.272cm" svg:x2="6.842cm" svg:y2="18.272cm">
          <text:p/>
        </draw:line>
        <draw:line draw:style-name="gr17" draw:text-style-name="P11" draw:layer="layout" svg:x1="6.08cm" svg:y1="6.08cm" svg:x2="6.08cm" svg:y2="8.62cm">
          <text:p/>
        </draw:line>
        <draw:line draw:style-name="gr17" draw:text-style-name="P11" draw:layer="layout" svg:x1="6.08cm" svg:y1="8.62cm" svg:x2="6.08cm" svg:y2="13.446cm">
          <text:p/>
        </draw:line>
        <draw:line draw:style-name="gr17" draw:text-style-name="P11" draw:layer="layout" svg:x1="6.08cm" svg:y1="13.446cm" svg:x2="6.08cm" svg:y2="18.272cm">
          <text:p/>
        </draw:line>
        <draw:custom-shape draw:style-name="gr2" draw:text-style-name="P5" draw:layer="layout" svg:width="2.253cm" svg:height="0.469cm" svg:x="2.049cm" svg:y="6.588cm">
          <text:p text:style-name="P1"><text:span text:style-name="T4">en_Bx (in)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253cm" svg:height="0.469cm" svg:x="2.016cm" svg:y="9.128cm">
          <text:p text:style-name="P1"><text:span text:style-name="T4">en_By (in)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253cm" svg:height="0.469cm" svg:x="2.016cm" svg:y="13.993cm">
          <text:p text:style-name="P1"><text:span text:style-name="T4">en_LPy (in)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253cm" svg:height="0.469cm" svg:x="2.049cm" svg:y="18.819cm">
          <text:p text:style-name="P1"><text:span text:style-name="T4">en_RPy (in)</text:span></text:p>
          <draw:enhanced-geometry svg:viewBox="0 0 21600 21600" draw:type="rectangle" draw:enhanced-path="M 0 0 L 21600 0 21600 21600 0 21600 0 0 Z N"/>
        </draw:custom-shape>
        <draw:line draw:style-name="gr17" draw:text-style-name="P11" draw:layer="layout" svg:x1="9.128cm" svg:y1="5.064cm" svg:x2="9.128cm" svg:y2="11.16cm">
          <text:p/>
        </draw:line>
        <draw:line draw:style-name="gr17" draw:text-style-name="P11" draw:layer="layout" svg:x1="8.874cm" svg:y1="6.08cm" svg:x2="8.874cm" svg:y2="12.43cm">
          <text:p/>
        </draw:line>
        <draw:line draw:style-name="gr17" draw:text-style-name="P11" draw:layer="layout" svg:x1="8.874cm" svg:y1="12.43cm" svg:x2="8.874cm" svg:y2="17.256cm">
          <text:p/>
        </draw:line>
        <draw:custom-shape draw:style-name="gr2" draw:text-style-name="P5" draw:layer="layout" svg:width="2.253cm" svg:height="0.469cm" svg:x="2.016cm" svg:y="4.81cm">
          <text:p text:style-name="P1"><text:span text:style-name="T4">hAddr (in)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253cm" svg:height="0.469cm" svg:x="2.016cm" svg:y="7.35cm">
          <text:p text:style-name="P1"><text:span text:style-name="T4">vAddr (in)</text:span></text:p>
          <draw:enhanced-geometry svg:viewBox="0 0 21600 21600" draw:type="rectangle" draw:enhanced-path="M 0 0 L 21600 0 21600 21600 0 21600 0 0 Z N"/>
        </draw:custom-shape>
        <draw:line draw:style-name="gr17" draw:text-style-name="P11" draw:layer="layout" svg:x1="9.128cm" svg:y1="11.16cm" svg:x2="9.128cm" svg:y2="15.9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="Rounded_20_short_20_Arrow" draw:marker-end-width="0.203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051cm" svg:stroke-color="#000000" draw:marker-start-width="0.559cm" draw:marker-start-center="true" draw:marker-end-width="0.051cm" draw:fill-gradient-name="Gradient_20_2" draw:fill-hatch-name="Hatching_20_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1T20:44:41.328000000</meta:creation-date>
    <meta:editing-cycles>20</meta:editing-cycles>
    <meta:editing-duration>PT3H44M20S</meta:editing-duration>
    <dc:date>2020-03-11T15:08:09.412000000</dc:date>
    <meta:generator>LibreOffice/6.2.7.1$Windows_X86_64 LibreOffice_project/23edc44b61b830b7d749943e020e96f5a7df63bf</meta:generator>
    <meta:document-statistic meta:object-count="103"/>
  </office:meta>
</office:document-meta>
</file>